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209a"/>
    </style:style>
    <style:style style:name="P2" style:family="paragraph" style:parent-style-name="Standard" style:list-style-name="L1">
      <style:text-properties officeooo:paragraph-rsid="0012209a"/>
    </style:style>
    <style:style style:name="P3" style:family="paragraph" style:parent-style-name="Standard">
      <style:text-properties officeooo:paragraph-rsid="0013a7ff"/>
    </style:style>
    <style:style style:name="P4" style:family="paragraph" style:parent-style-name="Standard" style:list-style-name="L2">
      <style:text-properties officeooo:paragraph-rsid="0013a7ff"/>
    </style:style>
    <style:style style:name="P5" style:family="paragraph" style:parent-style-name="Standard" style:list-style-name="L3">
      <style:text-properties officeooo:paragraph-rsid="0013a7ff"/>
    </style:style>
    <style:style style:name="P6" style:family="paragraph" style:parent-style-name="Standard" style:list-style-name="L4">
      <style:text-properties officeooo:paragraph-rsid="0013a7ff"/>
    </style:style>
    <style:style style:name="T1" style:family="text">
      <style:text-properties officeooo:rsid="001220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✅ 1. Process Monitoring </text:p>
      <text:p text:style-name="P1"/>
      <text:p text:style-name="P1">These tools help you monitor active processes, CPU usage, and memory load. </text:p>
      <text:p text:style-name="P1"/>
      <text:p text:style-name="P1">Command/Tool <text:s text:c="45"/>Description </text:p>
      <text:p text:style-name="P1"/>
      <text:list xml:id="list3508774302" text:style-name="L1">
        <text:list-item>
          <text:p text:style-name="P2">top <text:s text:c="55"/>Real-time process monitoring (CPU, memory, PID). </text:p>
        </text:list-item>
        <text:list-item>
          <text:p text:style-name="P2"/>
        </text:list-item>
        <text:list-item>
          <text:p text:style-name="P2"><text:span text:style-name="T1">h</text:span>top <text:s text:c="53"/>Advanced version of top (interactive and colorful). </text:p>
        </text:list-item>
        <text:list-item>
          <text:p text:style-name="P2"/>
        </text:list-item>
        <text:list-item>
          <text:p text:style-name="P2">ps aux <text:s text:c="50"/>Snapshot of all running processes with detailed info. </text:p>
        </text:list-item>
        <text:list-item>
          <text:p text:style-name="P2"/>
        </text:list-item>
        <text:list-item>
          <text:p text:style-name="P2">pidstat <text:s text:c="50"/>Shows CPU usage per process. </text:p>
        </text:list-item>
        <text:list-item>
          <text:p text:style-name="P2"/>
        </text:list-item>
        <text:list-item>
          <text:p text:style-name="P2">nice / renice <text:s text:c="41"/>Sets or changes process priority. <text:s text:c="10"/></text:p>
        </text:list-item>
        <text:list-item>
          <text:p text:style-name="P2"><text:s text:c="31"/></text:p>
        </text:list-item>
        <text:list-item>
          <text:p text:style-name="P2">kill / killall <text:s text:c="43"/>Terminates processes by PID or name. <text:s text:c="7"/></text:p>
        </text:list-item>
        <text:list-item>
          <text:p text:style-name="P2"><text:s text:c="5"/></text:p>
        </text:list-item>
        <text:list-item>
          <text:p text:style-name="P2">Watch <text:s text:c="51"/>Repeats a command every few seconds (useful for <text:s text:c="27"/></text:p>
        </text:list-item>
        <text:list-item>
          <text:p text:style-name="P2"><text:s text:c="62"/>monitoring changes). </text:p>
        </text:list-item>
      </text:list>
      <text:p text:style-name="P1">********************************************************************************</text:p>
      <text:p text:style-name="P1"/>
      <text:p text:style-name="P1">✅ 2. Performance Monitoring </text:p>
      <text:p text:style-name="P1"/>
      <text:p text:style-name="P1">These tools help analyze system-wide performance, including CPU, memory, I/O, etc. </text:p>
      <text:p text:style-name="P1"/>
      <text:p text:style-name="P1">Command/Tool <text:s text:c="47"/>Description </text:p>
      <text:p text:style-name="P1"/>
      <text:list xml:id="list2988818200" text:style-name="L2">
        <text:list-item>
          <text:p text:style-name="P4">vmstat <text:s text:c="54"/>Reports virtual memory, CPU activity, and I/O. <text:s text:c="8"/></text:p>
        </text:list-item>
        <text:list-item>
          <text:p text:style-name="P4"/>
        </text:list-item>
        <text:list-item>
          <text:p text:style-name="P4">iostat <text:s text:c="52"/>Reports CPU stats and I/O stats for devices/partitions.</text:p>
        </text:list-item>
        <text:list-item>
          <text:p text:style-name="P4"/>
        </text:list-item>
        <text:list-item>
          <text:p text:style-name="P4">sar <text:s text:c="60"/>Collects, reports, and saves system activity info. <text:s text:c="8"/></text:p>
        </text:list-item>
        <text:list-item>
          <text:p text:style-name="P4"/>
        </text:list-item>
        <text:list-item>
          <text:p text:style-name="P4">mpstat <text:s text:c="54"/>Shows CPU usage per processor/core. <text:s text:c="29"/></text:p>
        </text:list-item>
        <text:list-item>
          <text:p text:style-name="P4"/>
        </text:list-item>
        <text:list-item>
          <text:p text:style-name="P4">free -h <text:s text:c="54"/>Displays memory usage in human-readable form. <text:s text:c="5"/></text:p>
        </text:list-item>
        <text:list-item>
          <text:p text:style-name="P4"/>
        </text:list-item>
        <text:list-item>
          <text:p text:style-name="P4">uptime <text:s text:c="46"/>Shows how long system has been running, load average. </text:p>
        </text:list-item>
        <text:list-item>
          <text:p text:style-name="P4"/>
        </text:list-item>
        <text:list-item>
          <text:p text:style-name="P4">perf <text:s text:c="44"/>Performance analysis tool for Linux kernel and applications.</text:p>
        </text:list-item>
        <text:list-item>
          <text:p text:style-name="P4"><text:s/></text:p>
        </text:list-item>
      </text:list>
      <text:p text:style-name="P3">********************************************************************************</text:p>
      <text:p text:style-name="P1"/>
      <text:p text:style-name="P1">✅ 3. Networking Tools Used for network diagnostics, bandwidth monitoring, and troubleshooting. </text:p>
      <text:p text:style-name="P1"/>
      <text:p text:style-name="P1">Command/Tool <text:s text:c="46"/>Description </text:p>
      <text:p text:style-name="P1"/>
      <text:list xml:id="list2629654776" text:style-name="L3">
        <text:list-item>
          <text:p text:style-name="P5">ping <text:s text:c="83"/>Tests connectivity to a remote host. </text:p>
        </text:list-item>
        <text:list-item>
          <text:p text:style-name="P5"/>
        </text:list-item>
        <text:list-item>
          <text:p text:style-name="P5">traceroute <text:s text:c="62"/>Shows path packets take to a network host. </text:p>
        </text:list-item>
        <text:list-item>
          <text:p text:style-name="P5"/>
        </text:list-item>
        <text:list-item>
          <text:p text:style-name="P5"><text:soft-page-break/>netstat <text:s text:c="46"/>Displays network connections, routing tables, interfaces. </text:p>
        </text:list-item>
        <text:list-item>
          <text:p text:style-name="P5"/>
        </text:list-item>
        <text:list-item>
          <text:p text:style-name="P5">ss <text:s text:c="74"/>Replaces netstat, used for checking sockets. </text:p>
        </text:list-item>
        <text:list-item>
          <text:p text:style-name="P5"/>
        </text:list-item>
        <text:list-item>
          <text:p text:style-name="P5">ifconfig / ip <text:s text:c="59"/>Displays or configures network interfaces. </text:p>
        </text:list-item>
        <text:list-item>
          <text:p text:style-name="P5"/>
        </text:list-item>
        <text:list-item>
          <text:p text:style-name="P5">nmap <text:s text:c="51"/>Network scanner for port scanning and host discovery. </text:p>
        </text:list-item>
        <text:list-item>
          <text:p text:style-name="P5"/>
        </text:list-item>
        <text:list-item>
          <text:p text:style-name="P5">tcpdump <text:s text:c="70"/>Captures network packets for analysis. </text:p>
        </text:list-item>
        <text:list-item>
          <text:p text:style-name="P5"/>
        </text:list-item>
        <text:list-item>
          <text:p text:style-name="P5">dig / nslookup <text:s text:c="90"/>DNS lookup utilities. </text:p>
        </text:list-item>
        <text:list-item>
          <text:p text:style-name="P5"/>
        </text:list-item>
        <text:list-item>
          <text:p text:style-name="P5">nc (netcat) <text:s text:c="50"/>Network debugging and communication tool. </text:p>
        </text:list-item>
      </text:list>
      <text:p text:style-name="P3">********************************************************************************</text:p>
      <text:p text:style-name="P1"/>
      <text:p text:style-name="P1">✅ 4. Text Manipulation Tools Used for searching, editing, or processing text files and streams. </text:p>
      <text:p text:style-name="P1"/>
      <text:p text:style-name="P1">Command/Tool <text:s text:c="45"/>Description </text:p>
      <text:p text:style-name="P1"/>
      <text:list xml:id="list3508929199" text:style-name="L4">
        <text:list-item>
          <text:p text:style-name="P6">cat <text:s text:c="102"/>Displays content of files. </text:p>
        </text:list-item>
        <text:list-item>
          <text:p text:style-name="P6"/>
        </text:list-item>
        <text:list-item>
          <text:p text:style-name="P6">tac <text:s text:c="92"/>Displays file content in reverse. </text:p>
        </text:list-item>
        <text:list-item>
          <text:p text:style-name="P6"/>
        </text:list-item>
        <text:list-item>
          <text:p text:style-name="P6">grep <text:s text:c="93"/>Searches for patterns in files. </text:p>
        </text:list-item>
        <text:list-item>
          <text:p text:style-name="P6"/>
        </text:list-item>
        <text:list-item>
          <text:p text:style-name="P6">sed <text:s text:c="85"/>Stream editor for transforming text. </text:p>
        </text:list-item>
        <text:list-item>
          <text:p text:style-name="P6"/>
        </text:list-item>
        <text:list-item>
          <text:p text:style-name="P6">awk <text:s text:c="73"/>Pattern scanning and processing language. </text:p>
        </text:list-item>
        <text:list-item>
          <text:p text:style-name="P6"/>
        </text:list-item>
        <text:list-item>
          <text:p text:style-name="P6">cut <text:s text:c="75"/>Removes sections from each line of input. </text:p>
        </text:list-item>
        <text:list-item>
          <text:p text:style-name="P6"/>
        </text:list-item>
        <text:list-item>
          <text:p text:style-name="P6">sort <text:s text:c="38"/>Sorts lines of text files. uniq Filters out or reports repeated lines. </text:p>
        </text:list-item>
        <text:list-item>
          <text:p text:style-name="P6"/>
        </text:list-item>
        <text:list-item>
          <text:p text:style-name="P6">wc <text:s text:c="99"/>Word, line, and byte count. </text:p>
        </text:list-item>
        <text:list-item>
          <text:p text:style-name="P6"/>
        </text:list-item>
        <text:list-item>
          <text:p text:style-name="P6">tr <text:s text:c="93"/>Translates or deletes characters. </text:p>
        </text:list-item>
        <text:list-item>
          <text:p text:style-name="P6"/>
        </text:list-item>
        <text:list-item>
          <text:p text:style-name="P6">head / tail <text:s text:c="74"/>Views the beginning or end of files.</text:p>
        </text:list-item>
      </text:list>
      <text:p text:style-name="P3"/>
      <text:p text:style-name="P3">****************************************************************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0:25:21.678538388</meta:creation-date>
    <dc:date>2025-06-12T10:53:53.924910549</dc:date>
    <meta:editing-duration>PT6M</meta:editing-duration>
    <meta:editing-cycles>1</meta:editing-cycles>
    <meta:document-statistic meta:table-count="0" meta:image-count="0" meta:object-count="0" meta:page-count="2" meta:paragraph-count="78" meta:word-count="388" meta:character-count="5049" meta:non-whitespace-character-count="2240"/>
    <meta:generator>LibreOffice/7.3.5.2$Linux_X86_64 LibreOffice_project/30$Build-2</meta:generator>
  </office:meta>
</office:document-meta>
</file>